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OrderComparator.getUnknownObjectBehav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OrderComparator.setUnknownObjectBehavior( int unknownObjectBehavi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OrderComparator.check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xedOrderComparator.FixedOrderComparator( List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OrderComparator.compare( Object obj1 , Object obj2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xedOrderComparator.addAsEqual( Object existingObj , Object new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OrderComparator.FixedOrder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OrderComparator.FixedOrderComparator( Object [ ] ite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OrderComparator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OrderCompa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